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aecf00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aecf00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aecf00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aecf00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763cm" fo:min-width="0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aecf00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aecf00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-width="0.276cm" draw:marker-end-center="false" svg:stroke-opacity="100%" draw:stroke-linejoin="round" draw:fill="solid" draw:fill-color="#aecf00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.051cm" svg:stroke-color="#000000" draw:marker-start="Arrowheads_20_1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" style:family="graphic" style:parent-style-name="standard" style:list-style-name="L1">
      <style:graphic-properties draw:stroke-dash="Dash_20_2" svg:stroke-width="0.051cm" svg:stroke-color="#000000" draw:marker-start="Arrowheads_20_1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.051cm" svg:stroke-color="#000000" draw:marker-start="Arrowheads_20_1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-dash="Dash_20_2" svg:stroke-width="0.051cm" svg:stroke-color="#000000" draw:marker-start="Arrowheads_20_1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-dash="Dash_20_2" svg:stroke-width="0.051cm" svg:stroke-color="#000000" draw:marker-start="Arrowheads_20_1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-dash="Dash_20_2" svg:stroke-width="0.051cm" svg:stroke-color="#000000" draw:marker-start-width="0.276cm" draw:marker-start-center="false" draw:marker-end="Arrowheads_20_1" draw:marker-end-width="0.2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000000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11cm" svg:height="3.175cm" svg:x="10.804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179cm" svg:height="1.039cm" svg:x="11.52cm" svg:y="8.872cm">
          <text:p text:style-name="P2"><text:span text:style-name="T1">MIPS32 Little Endian 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581cm" svg:height="1.041cm" svg:x="11.52cm" svg:y="9.911cm">
          <text:p text:style-name="P2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581cm" svg:height="1.041cm" svg:x="15.11cm" svg:y="9.911cm">
          <text:p text:style-name="P2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.78cm" svg:height="3.443cm" svg:x="1.635cm" svg:y="1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6.51cm" svg:height="1.041cm" svg:x="2.27cm" svg:y="14.85cm">
          <text:p text:style-name="P2"><text:span text:style-name="T1">Shared L2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6.51cm" svg:height="1.042cm" svg:x="2.27cm" svg:y="15.918cm">
          <text:p text:style-name="P2"><text:span text:style-name="T1">Dire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6.685cm" svg:height="1.013cm" svg:x="7.12cm" svg:y="18.216cm">
          <draw:text-box>
            <text:p text:style-name="P2"><text:span text:style-name="T2">Fixed-Latency DRAM Access</text:span></text:p>
          </draw:text-box>
        </draw:frame>
        <draw:custom-shape draw:style-name="gr9" draw:text-style-name="P1" draw:layer="layout" svg:width="8.611cm" svg:height="3.175cm" svg:x="1.635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7.179cm" svg:height="1.039cm" svg:x="2.351cm" svg:y="8.872cm">
          <text:p text:style-name="P2"><text:span text:style-name="T1">MIPS32 Little Endian 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581cm" svg:height="1.041cm" svg:x="2.351cm" svg:y="9.911cm">
          <text:p text:style-name="P2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3.581cm" svg:height="1.041cm" svg:x="5.941cm" svg:y="9.911cm">
          <text:p text:style-name="P2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7.78cm" svg:height="0.784cm" svg:x="1.635cm" svg:y="12.499cm">
          <text:p text:style-name="P2"><text:span text:style-name="T1">MESI cache coherence / Fixed-Latency Point-to-Point on-chip inter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line" svg:x1="10.525cm" svg:y1="16.953cm" svg:x2="10.525cm" svg:y2="18.321cm" svg:d="m10525 16953v1368">
          <text:p/>
        </draw:connector>
        <draw:line draw:style-name="gr15" draw:text-style-name="P1" draw:layer="layout" svg:x1="4.148cm" svg:y1="10.955cm" svg:x2="4.148cm" svg:y2="12.523cm">
          <text:p/>
        </draw:line>
        <draw:line draw:style-name="gr16" draw:text-style-name="P1" draw:layer="layout" svg:x1="13.307cm" svg:y1="10.955cm" svg:x2="13.307cm" svg:y2="12.523cm">
          <text:p/>
        </draw:line>
        <draw:line draw:style-name="gr17" draw:text-style-name="P1" draw:layer="layout" svg:x1="7.596cm" svg:y1="10.955cm" svg:x2="7.596cm" svg:y2="12.523cm">
          <text:p/>
        </draw:line>
        <draw:line draw:style-name="gr18" draw:text-style-name="P1" draw:layer="layout" svg:x1="16.954cm" svg:y1="10.955cm" svg:x2="16.954cm" svg:y2="12.523cm">
          <text:p/>
        </draw:line>
        <draw:line draw:style-name="gr19" draw:text-style-name="P1" draw:layer="layout" svg:x1="4.148cm" svg:y1="13.283cm" svg:x2="4.148cm" svg:y2="14.851cm">
          <text:p/>
        </draw:line>
        <draw:line draw:style-name="gr20" draw:text-style-name="P1" draw:layer="layout" svg:x1="13.307cm" svg:y1="13.283cm" svg:x2="13.307cm" svg:y2="14.851cm">
          <text:p/>
        </draw:line>
        <draw:line draw:style-name="gr21" draw:text-style-name="P1" draw:layer="layout" svg:x1="7.596cm" svg:y1="13.283cm" svg:x2="7.596cm" svg:y2="14.851cm">
          <text:p/>
        </draw:line>
        <draw:line draw:style-name="gr22" draw:text-style-name="P1" draw:layer="layout" svg:x1="16.954cm" svg:y1="13.283cm" svg:x2="16.954cm" svg:y2="14.8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n Cai</meta:initial-creator>
    <meta:creation-date>2009-12-22T10:38:53</meta:creation-date>
    <dc:date>2010-09-23T13:53:52</dc:date>
    <meta:editing-duration>PT04H18M53S</meta:editing-duration>
    <meta:editing-cycles>148</meta:editing-cycles>
    <meta:generator>OpenOffice.org/3.2$Unix OpenOffice.org_project/320m19$Build-9505</meta:generator>
    <dc:creator>Min Cai</dc:cre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